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3111" officeooo:paragraph-rsid="000a3111"/>
    </style:style>
    <style:style style:name="P2" style:family="paragraph" style:parent-style-name="Standard">
      <style:text-properties officeooo:rsid="000a3111" officeooo:paragraph-rsid="000a3111"/>
    </style:style>
    <style:style style:name="P3" style:family="paragraph" style:parent-style-name="Standard">
      <style:text-properties officeooo:rsid="000ddba1" officeooo:paragraph-rsid="000ddba1"/>
    </style:style>
    <style:style style:name="P4" style:family="paragraph" style:parent-style-name="Standard">
      <style:text-properties officeooo:rsid="001022fd" officeooo:paragraph-rsid="001022fd"/>
    </style:style>
    <style:style style:name="P5" style:family="paragraph" style:parent-style-name="Standard" style:list-style-name="L1">
      <style:text-properties officeooo:rsid="000a3111" officeooo:paragraph-rsid="000a3111"/>
    </style:style>
    <style:style style:name="P6" style:family="paragraph" style:parent-style-name="Standard" style:list-style-name="L1">
      <style:text-properties officeooo:rsid="000d6aef" officeooo:paragraph-rsid="000d6aef"/>
    </style:style>
    <style:style style:name="P7" style:family="paragraph" style:parent-style-name="Standard" style:list-style-name="L1">
      <style:text-properties officeooo:rsid="000ddba1" officeooo:paragraph-rsid="000ddba1"/>
    </style:style>
    <style:style style:name="P8" style:family="paragraph" style:parent-style-name="Standard">
      <style:text-properties officeooo:rsid="000ddba1" officeooo:paragraph-rsid="000ddba1"/>
    </style:style>
    <style:style style:name="P9" style:family="paragraph" style:parent-style-name="Standard" style:list-style-name="L2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537dcb" officeooo:paragraph-rsid="0011e2f2" fo:background-color="transparent"/>
    </style:style>
    <style:style style:name="P10" style:family="paragraph" style:parent-style-name="Standard" style:list-style-name="L2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c3259" officeooo:paragraph-rsid="0011e2f2" fo:background-color="transparent"/>
    </style:style>
    <style:style style:name="P11" style:family="paragraph" style:parent-style-name="Standard">
      <style:text-properties fo:language="en" fo:country="US" style:text-underline-style="none" officeooo:rsid="001c3259" officeooo:paragraph-rsid="0011e2f2"/>
    </style:style>
    <style:style style:name="P12" style:family="paragraph" style:parent-style-name="Standard" style:list-style-name="L2">
      <style:text-properties officeooo:rsid="00537dcb" officeooo:paragraph-rsid="0011e2f2"/>
    </style:style>
    <style:style style:name="T1" style:family="text">
      <style:text-properties officeooo:rsid="002be6aa"/>
    </style:style>
    <style:style style:name="T2" style:family="text">
      <style:text-properties officeooo:rsid="0037a91d"/>
    </style:style>
    <style:style style:name="T3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fo:background-color="transparent" loext:char-shading-value="0"/>
    </style:style>
    <style:style style:name="T4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41aa75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5203824" text:style-name="L1">
        <text:list-item>
          <text:p text:style-name="P5">If the database has no storage left, there needs to be a function that recommends which articles or content to delete. → least viewed, oldest articles preferred</text:p>
        </text:list-item>
      </text:list>
      <text:p text:style-name="P2"/>
      <text:list xml:id="list23414352683150" text:continue-numbering="true" text:style-name="L1">
        <text:list-item>
          <text:p text:style-name="P5">The author of an article can be someone else other than the admins. Therefore, there needs to be an „author“ option in the „add new post“ and „edit post“-forms.</text:p>
        </text:list-item>
        <text:list-item>
          <text:p text:style-name="P6">What happens if an admin is deleted? Are all of his posts free from an author then?</text:p>
          <text:p text:style-name="P6">→ solution: include author as option and not automatically insert the admins name</text:p>
        </text:list-item>
        <text:list-item>
          <text:p text:style-name="P6">Success and failure messages need to be named in the inventory.</text:p>
        </text:list-item>
        <text:list-item>
          <text:p text:style-name="P7">There needs to be a function that makes sure that there is always at least one admin in the manage admins table.</text:p>
        </text:list-item>
        <text:list-item>
          <text:p text:style-name="P7">There needs to be a simple backlog in which every action, e.g. an admin deletion is tracked.</text:p>
        </text:list-item>
      </text:list>
      <text:p text:style-name="P3"/>
      <text:p text:style-name="P3"/>
      <text:p text:style-name="P4">Google test account : <text:a xlink:type="simple" xlink:href="mailto:gsvtestaccount@gmail.com" text:style-name="Internet_20_link" text:visited-style-name="Visited_20_Internet_20_Link">gsvtestpage@gmail.com</text:a><text:tab/></text:p>
      <text:p text:style-name="P4">passwort WeAreTheGSV-2020</text:p>
      <text:p text:style-name="P3"/>
      <text:p text:style-name="P3"/>
      <text:p text:style-name="P11">IDEAS:</text:p>
      <text:p text:style-name="P11"/>
      <text:list xml:id="list351590886" text:style-name="L2">
        <text:list-item>
          <text:p text:style-name="P10">a link “more” below the pagination to a more dedicated news feed</text:p>
        </text:list-item>
        <text:list-item>
          <text:p text:style-name="P10"><text:span text:style-name="T1">publishing timer → being able to post at a given time and </text:span><text:span text:style-name="T2">hold</text:span><text:span text:style-name="T1"> posts </text:span><text:span text:style-name="T2">until than</text:span></text:p>
        </text:list-item>
        <text:list-item>
          <text:p text:style-name="P12"><text:span text:style-name="T4">d</text:span><text:span text:style-name="T3">evelop a function that makes sure that there is always at least one admin left</text:span></text:p>
          <text:p text:style-name="P9">and that an admin cannot delete himsel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111" officeooo:paragraph-rsid="000a31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deas and remark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09:53.946558113</meta:creation-date>
    <dc:date>2020-07-29T02:34:12.733357005</dc:date>
    <meta:editing-duration>PT3H8M3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15" meta:word-count="207" meta:character-count="1120" meta:non-whitespace-character-count="937"/>
  </office:meta>
</office:document-meta>
</file>